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APLICANDO LA LEY DE FITTS AL DISEÑO DE INTERÍCIES DE MÓVILES:</text:p>
      <text:p text:style-name="P1"><text:span text:style-name="T1">La ley de Fitts es básica para el diseño de experiencias de usuario en ordenadores de mesa y portátiles. Vamos a ver como se aplica en el diseño de dispositivos móviles.</text:span></text:p>
      <text:p text:style-name="P1"><text:span text:style-name="T1">La ley de Fitts fue creada en 1954 por Paul Fitts e intenta modelar el acto de señalar un objetivo en un monitor:<text:tab/><text:tab/>origen<text:tab/><text:tab/>distancia</text:span></text:p>
      <text:p text:style-name="P1"><text:span text:style-name="T1"><text:tab/><text:tab/>MT = <text:s/>a <text:s text:c="3"/>+<text:tab/>b*log(D/W + 1)</text:span></text:p>
      <text:p text:style-name="P1"><text:span text:style-name="T1"><text:tab/>tiempo del<text:tab/><text:tab/>pendiente<text:tab/>anchura</text:span></text:p>
      <text:p text:style-name="P1"><text:span text:style-name="T1"><text:tab/>movimiento<text:tab/><text:tab/><text:tab/><text:tab/>del objetivo</text:span></text:p>
      <text:p text:style-name="P1"><text:span text:style-name="T1"/></text:p>
      <text:p text:style-name="P1"><text:span text:style-name="T1">La idea básica es que en cuanto más lejos y pequeño es un objetivo, más difícil es para el usuario posarse sobre él correctamente.</text:span></text:p>
      <text:p text:style-name="P1"><text:span text:style-name="T1">Al igual que la base de usuarios, la ley de Fitts también ha de tenerse en cuenta en todo momento en el mundo de las experiencias de usuario.</text:span></text:p>
      <text:p text:style-name="P1"><text:span text:style-name="T1"/></text:p>
      <text:p text:style-name="P1">ORDENADORES DE SOBREMESA:</text:p>
      <text:p text:style-name="P1">Tamaño y distancia:</text:p>
      <text:p text:style-name="P1"><text:span text:style-name="T1">El tamaño y la distancia siempre deben tenerse en cuenta al diseñar cualquier elemento de una interfaz de usuario con la que el usuario interactúe. También es importante tener en cuenta los elementos interactivos de riesgo que no se quiere que el usuario active. Éstos deben situarse lejos de los ítems usados con mucha frecuecia.</text:span></text:p>
      <text:p text:style-name="P1"><text:span text:style-name="T1"/></text:p>
      <text:p text:style-name="P1">Bordes:</text:p>
      <text:p text:style-name="P1"><text:span text:style-name="T1"><text:tab/></text:span>Esquinas:<text:span text:style-name="T1">Puesto que el ratón se queda “atrapado” en los bordes de la pantalla, se puede <text:tab/>considerar que las esquinas tienen un ancho infinito. Por ello el usuario necesita mucha <text:tab/>menos precisión para alcanzarlas.</text:span></text:p>
      <text:p text:style-name="P1"><text:span text:style-name="T1"><text:tab/></text:span>Parte superior e inferior:<text:span text:style-name="T1"> No son tan fáciles de alcanzar como las esquinas porque sólo están <text:tab/>limitados verticalmente, pero siguen siendo de acceso más rápido que un punto en el medio <text:tab/>de la pantalla.</text:span></text:p>
      <text:p text:style-name="P1"><text:span text:style-name="T1"/></text:p>
      <text:p text:style-name="P1">Menús:</text:p>
      <text:p text:style-name="P1"><text:span text:style-name="T1"><text:tab/></text:span>Menús emergentes (pop-up):<text:span text:style-name="T1"> Hacer aparecer menús en la localización del cursor reduce la <text:tab/>distancia de recorrido, por lo que se reduce el tiempo de movimiento.</text:span></text:p>
      <text:p text:style-name="P1"><text:span text:style-name="T1"><text:tab/></text:span>Pie-menus:<text:span text:style-name="T1"> crean mucha proximidad con el añadido de que los ítems están más cerca al <text:tab/>cursor. No se ven muchos por su dificultad de diseño.</text:span></text:p>
      <text:p text:style-name="P1"><text:span text:style-name="T1"/></text:p>
      <text:p text:style-name="P1">LEY DE FITTS Y MÓVILES:</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6-17T00:56:38</meta:creation-date>
    <dc:date>2014-06-17T04:04:19</dc:date>
    <dc:creator>Gabriel </dc:creator>
    <meta:editing-duration>PT3H6M24S</meta:editing-duration>
    <meta:editing-cycles>7</meta:editing-cycles>
    <meta:generator>LibreOffice/3.5$Linux_x86 LibreOffice_project/350m1$Build-2</meta:generator>
    <meta:document-statistic meta:table-count="0" meta:image-count="0" meta:object-count="0" meta:page-count="1" meta:paragraph-count="18" meta:word-count="319" meta:character-count="1847" meta:non-whitespace-character-count="1522"/>
  </office:meta>
</office:document-meta>
</file>